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1">
      <style:paragraph-properties fo:text-align="start" style:justify-single-word="false"/>
    </style:style>
    <style:style style:name="P3" style:family="paragraph" style:parent-style-name="Standard">
      <style:paragraph-properties fo:text-align="center" style:justify-single-word="false"/>
      <style:text-properties fo:font-size="16pt"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teration Plan Week 1</text:p>
      <text:p text:style-name="P3"/>
      <text:p text:style-name="P1">Our plan is to implement part of use case 3. Our aim is to have the system function as follows:</text:p>
      <text:p text:style-name="P1"/>
      <text:list xml:id="list6465428377591121425" text:style-name="L1">
        <text:list-item>
          <text:p text:style-name="P2">System receives course number and maximum number of students per group as input (maybe stored).</text:p>
        </text:list-item>
        <text:list-item>
          <text:p text:style-name="P2">System retrieves list of students (will be stored as text file where each line contains a student name and student number separated by comma)</text:p>
        </text:list-item>
        <text:list-item>
          <text:p text:style-name="P2">System calculates number of students in class from text file of students</text:p>
        </text:list-item>
        <text:list-item>
          <text:p text:style-name="P2">System calculates number of groups and size of each groups</text:p>
        </text:list-item>
        <text:list-item>
          <text:p text:style-name="P2">System creates empty groups</text:p>
        </text:list-item>
        <text:list-item>
          <text:p text:style-name="P2">System fills empty groups with students at random</text:p>
        </text:list-item>
        <text:list-item>
          <text:p text:style-name="P2">Professor is able to view finalized groups and move students from one group to another</text:p>
        </text:list-item>
      </text:list>
      <text:p text:style-name="P1"/>
      <text:p text:style-name="P1">We chose this as our first iteration as we believe this would create the most significant reduction in risk. As well, this will supply us with executable architecture which we will be able to show to the custo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Fleming</meta:initial-creator>
    <meta:creation-date>2014-11-14T09:38:23.59</meta:creation-date>
    <meta:document-statistic meta:table-count="0" meta:image-count="0" meta:object-count="0" meta:page-count="1" meta:paragraph-count="10" meta:word-count="157" meta:character-count="864"/>
    <dc:date>2014-11-14T09:59:51.19</dc:date>
    <dc:creator>Noah Fleming</dc:creator>
    <meta:editing-duration>PT5M47S</meta:editing-duration>
    <meta:editing-cycles>1</meta:editing-cycles>
    <meta:generator>OpenOffice/4.0.1$Win32 OpenOffice.org_project/401m5$Build-9714</meta:generator>
  </office:meta>
</office:document-meta>
</file>